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B3000007070000069D3E64F564.svm"/>
  <manifest:file-entry manifest:media-type="" manifest:full-path="Pictures/2000010E0000069D0000069DF42E89F1.svm"/>
  <manifest:file-entry manifest:media-type="" manifest:full-path="Pictures/200000610000069D0000069D346DA31A.svm"/>
  <manifest:file-entry manifest:media-type="" manifest:full-path="Pictures/200001D8000006B10000069D962DEC0B.svm"/>
  <manifest:file-entry manifest:media-type="" manifest:full-path="Pictures/2000005A0000069D0000069DA8B4F03C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99ccff"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.54cm" svg:height="2.54cm" svg:x="20.45cm" svg:y="5.58cm">
          <draw:image xlink:href="Pictures/200001D8000006B10000069D962DEC0B.svm" xlink:type="simple" xlink:show="embed" xlink:actuate="onLoad">
            <text:p/>
          </draw:image>
        </draw:frame>
        <draw:frame draw:style-name="gr1" draw:text-style-name="P1" draw:layer="layout" svg:width="2.54cm" svg:height="2.54cm" svg:x="19.75cm" svg:y="5.58cm">
          <draw:image xlink:href="Pictures/200001D8000006B10000069D962DEC0B.svm" xlink:type="simple" xlink:show="embed" xlink:actuate="onLoad">
            <text:p/>
          </draw:image>
        </draw:frame>
        <draw:frame draw:style-name="gr1" draw:text-style-name="P1" draw:layer="layout" svg:width="2.54cm" svg:height="2.54cm" svg:x="20.05cm" svg:y="10.16cm">
          <draw:image xlink:href="Pictures/2000005A0000069D0000069DA8B4F03C.svm" xlink:type="simple" xlink:show="embed" xlink:actuate="onLoad">
            <text:p/>
          </draw:image>
        </draw:frame>
        <draw:frame draw:style-name="gr1" draw:text-style-name="P1" draw:layer="layout" svg:width="2.54cm" svg:height="2.54cm" svg:x="19.55cm" svg:y="10.16cm">
          <draw:image xlink:href="Pictures/2000005A0000069D0000069DA8B4F03C.svm" xlink:type="simple" xlink:show="embed" xlink:actuate="onLoad">
            <text:p/>
          </draw:image>
        </draw:frame>
        <draw:frame draw:style-name="gr1" draw:text-style-name="P1" draw:layer="layout" svg:width="2.81cm" svg:height="2.81cm" svg:x="2.54cm" svg:y="8.255cm">
          <draw:image xlink:href="Pictures/200000610000069D0000069D346DA31A.svm" xlink:type="simple" xlink:show="embed" xlink:actuate="onLoad">
            <text:p/>
          </draw:image>
        </draw:frame>
        <draw:frame draw:style-name="gr1" draw:text-style-name="P1" draw:layer="layout" svg:width="2.81cm" svg:height="2.81cm" svg:x="2.54cm" svg:y="7.35cm">
          <draw:image xlink:href="Pictures/200000610000069D0000069D346DA31A.svm" xlink:type="simple" xlink:show="embed" xlink:actuate="onLoad">
            <text:p/>
          </draw:image>
        </draw:frame>
        <draw:frame draw:style-name="gr1" draw:text-style-name="P1" draw:layer="layout" svg:width="2.81cm" svg:height="2.81cm" svg:x="2.54cm" svg:y="6.35cm">
          <draw:image xlink:href="Pictures/200000610000069D0000069D346DA31A.svm" xlink:type="simple" xlink:show="embed" xlink:actuate="onLoad">
            <text:p/>
          </draw:image>
        </draw:frame>
        <draw:frame draw:style-name="gr1" draw:text-style-name="P1" draw:id="id5" draw:layer="layout" svg:width="3.068cm" svg:height="2.887cm" svg:x="13.742cm" svg:y="14.258cm">
          <draw:image xlink:href="Pictures/200000B3000007070000069D3E64F564.svm" xlink:type="simple" xlink:show="embed" xlink:actuate="onLoad">
            <text:p/>
          </draw:image>
        </draw:frame>
        <draw:frame draw:style-name="gr1" draw:text-style-name="P1" draw:id="id3" draw:layer="layout" svg:width="2.54cm" svg:height="2.54cm" svg:x="19.05cm" svg:y="5.58cm">
          <draw:image xlink:href="Pictures/200001D8000006B10000069D962DEC0B.svm" xlink:type="simple" xlink:show="embed" xlink:actuate="onLoad">
            <text:p/>
          </draw:image>
        </draw:frame>
        <draw:frame draw:style-name="gr1" draw:text-style-name="P1" draw:id="id1" draw:layer="layout" svg:width="2.81cm" svg:height="2.81cm" svg:x="2.54cm" svg:y="5.445cm">
          <draw:image xlink:href="Pictures/200000610000069D0000069D346DA31A.svm" xlink:type="simple" xlink:show="embed" xlink:actuate="onLoad">
            <text:p/>
          </draw:image>
        </draw:frame>
        <draw:frame draw:style-name="gr1" draw:text-style-name="P1" draw:id="id4" draw:layer="layout" svg:width="2.54cm" svg:height="2.54cm" svg:x="19.05cm" svg:y="10.16cm">
          <draw:image xlink:href="Pictures/2000005A0000069D0000069DA8B4F03C.svm" xlink:type="simple" xlink:show="embed" xlink:actuate="onLoad">
            <text:p/>
          </draw:image>
        </draw:frame>
        <draw:connector draw:style-name="gr2" draw:text-style-name="P1" draw:layer="layout" draw:type="curve" svg:x1="5.35cm" svg:y1="6.85cm" svg:x2="9.525cm" svg:y2="9.842cm" draw:start-shape="id1" draw:start-glue-point="1" draw:end-shape="id2" svg:d="m5350 6850c3132 0 1045 2992 4175 2992">
          <text:p/>
        </draw:connector>
        <draw:connector draw:style-name="gr2" draw:text-style-name="P1" draw:layer="layout" draw:type="curve" svg:x1="15.24cm" svg:y1="9.842cm" svg:x2="19.05cm" svg:y2="6.85cm" draw:start-shape="id2" draw:end-shape="id3" svg:d="m15240 9842c2857 0 953-2992 3810-2992">
          <text:p/>
        </draw:connector>
        <draw:connector draw:style-name="gr2" draw:text-style-name="P1" draw:layer="layout" draw:type="curve" svg:x1="15.24cm" svg:y1="9.842cm" svg:x2="19.05cm" svg:y2="11.43cm" draw:start-shape="id2" draw:end-shape="id4" svg:d="m15240 9842c2857 0 953 1588 3810 1588">
          <text:p/>
        </draw:connector>
        <draw:connector draw:style-name="gr2" draw:text-style-name="P1" draw:layer="layout" draw:type="curve" svg:x1="12.382cm" svg:y1="12.7cm" svg:x2="15.276cm" svg:y2="14.258cm" draw:start-shape="id2" draw:end-shape="id5" svg:d="m12382 12700c0 1168 2894 390 2894 1558">
          <text:p/>
        </draw:connector>
        <draw:frame draw:style-name="gr1" draw:text-style-name="P1" draw:id="id2" draw:layer="layout" svg:width="5.715cm" svg:height="5.715cm" svg:x="9.525cm" svg:y="6.985cm">
          <draw:image xlink:href="Pictures/2000010E0000069D0000069DF42E89F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09T10:23:24</meta:creation-date>
    <dc:date>2009-10-09T19:05:05</dc:date>
    <meta:editing-duration>PT00H15M06S</meta:editing-duration>
    <meta:editing-cycles>5</meta:editing-cycles>
    <meta:generator>OpenOffice.org/3.0$Unix OpenOffice.org_project/300m15$Build-9379</meta:generator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